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KM</text:p>
          </table:table-cell>
          <table:table-cell office:value-type="string">
            <text:p>D+</text:p>
          </table:table-cell>
          <table:table-cell office:value-type="string">
            <text:p>Ele max</text:p>
          </table:table-cell>
          <table:table-cell office:value-type="string">
            <text:p>People</text:p>
          </table:table-cell>
          <table:table-cell office:value-type="string">
            <text:p>Event</text:p>
          </table:table-cell>
          <table:table-cell office:value-type="string">
            <text:p>URL</text:p>
          </table:table-cell>
          <table:table-cell office:value-type="string">
            <text:p>Trail</text:p>
          </table:table-cell>
          <table:table-cell/>
        </table:table-row>
        <table:table-row>
          <table:table-cell office:value-type="float" office:value="44010">
            <text:p>44010</text:p>
          </table:table-cell>
          <table:table-cell office:value-type="float" office:value="9.7">
            <text:p>9.7</text:p>
          </table:table-cell>
          <table:table-cell office:value-type="float" office:value="507">
            <text:p>507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ttps://www.meetup.com/fr-FR/Grenoble-Adventure-Club-English-French/events/271562817/</text:p>
          </table:table-cell>
          <table:table-cell/>
          <table:table-cell/>
        </table:table-row>
        <table:table-row>
          <table:table-cell office:value-type="float" office:value="44016">
            <text:p>44016</text:p>
          </table:table-cell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ttps://www.meetup.com/fr-FR/Grenoble-Adventure-Club-English-French/events/271679624/</text:p>
          </table:table-cell>
          <table:table-cell/>
          <table:table-cell/>
        </table:table-row>
        <table:table-row>
          <table:table-cell office:value-type="float" office:value="44017">
            <text:p>44017</text:p>
          </table:table-cell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ttps://www.meetup.com/fr-FR/Grenoble-Adventure-Club-English-French/events/271695565/</text:p>
          </table:table-cell>
          <table:table-cell office:value-type="string">
            <text:p>https://frama.link/FzfQXGha</text:p>
          </table:table-cell>
          <table:table-cell/>
        </table:table-row>
        <table:table-row>
          <table:table-cell office:value-type="float" office:value="44023">
            <text:p>44023</text:p>
          </table:table-cell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ttps://www.meetup.com/fr-FR/Grenoble-Adventure-Club-English-French/events/271771141/</text:p>
          </table:table-cell>
          <table:table-cell office:value-type="string">
            <text:p>https://frama.link/XsStAy4E</text:p>
          </table:table-cell>
          <table:table-cell/>
        </table:table-row>
        <table:table-row>
          <table:table-cell office:value-type="float" office:value="44029">
            <text:p>44029</text:p>
          </table:table-cell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ttps://www.meetup.com/fr-FR/Grenoble-Adventure-Club-English-French/events/271778570/</text:p>
          </table:table-cell>
          <table:table-cell office:value-type="string">
            <text:p>https://frama.link/5RJcyZ8w</text:p>
          </table:table-cell>
          <table:table-cell/>
        </table:table-row>
        <table:table-row>
          <table:table-cell office:value-type="float" office:value="44026">
            <text:p>44026</text:p>
          </table:table-cell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ttps://www.meetup.com/fr-FR/Grenoble-Adventure-Club-English-French/events/271838208/</text:p>
          </table:table-cell>
          <table:table-cell office:value-type="string">
            <text:p>https://frama.link/kB_8PSV_</text:p>
          </table:table-cell>
          <table:table-cell/>
        </table:table-row>
        <table:table-row>
          <table:table-cell office:value-type="float" office:value="44030">
            <text:p>44030</text:p>
          </table:table-cell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ttps://www.meetup.com/fr-FR/Grenoble-Adventure-Club-English-French/events/271960604/</text:p>
          </table:table-cell>
          <table:table-cell office:value-type="string">
            <text:p>https://frama.link/vjEtRFtR</text:p>
          </table:table-cell>
          <table:table-cell/>
        </table:table-row>
        <table:table-row>
          <table:table-cell office:value-type="float" office:value="44031">
            <text:p>44031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https://www.meetup.com/fr-FR/Grenoble-Adventure-Club-English-French/events/271946883/</text:p>
          </table:table-cell>
          <table:table-cell/>
          <table:table-cell/>
        </table:table-row>
        <table:table-row>
          <table:table-cell office:value-type="float" office:value="44031">
            <text:p>44031</text:p>
          </table:table-cell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ttps://www.meetup.com/fr-FR/Grenoble-Adventure-Club-English-French/events/271987148/</text:p>
          </table:table-cell>
          <table:table-cell office:value-type="string">
            <text:p>https://frama.link/Z1dSsMd1</text:p>
          </table:table-cell>
          <table:table-cell/>
        </table:table-row>
        <table:table-row>
          <table:table-cell office:value-type="float" office:value="44037">
            <text:p>44037</text:p>
          </table:table-cell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ttps://www.meetup.com/fr-FR/Grenoble-Adventure-Club-English-French/events/272076374/</text:p>
          </table:table-cell>
          <table:table-cell office:value-type="string">
            <text:p>https://frama.link/fp-P9n9c</text:p>
          </table:table-cell>
          <table:table-cell/>
        </table:table-row>
        <table:table-row>
          <table:table-cell office:value-type="float" office:value="44038">
            <text:p>44038</text:p>
          </table:table-cell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ttps://www.meetup.com/fr-FR/Grenoble-Adventure-Club-English-French/events/272059645/</text:p>
          </table:table-cell>
          <table:table-cell office:value-type="string">
            <text:p>https://s.42l.fr/OVHHa0Md</text:p>
          </table:table-cell>
          <table:table-cell/>
        </table:table-row>
        <table:table-row>
          <table:table-cell office:value-type="float" office:value="44043">
            <text:p>44043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https://www.meetup.com/fr-FR/Grenoble-Adventure-Club-English-French/events/272216179/</text:p>
          </table:table-cell>
          <table:table-cell/>
          <table:table-cell/>
        </table:table-row>
        <table:table-row>
          <table:table-cell office:value-type="float" office:value="44044">
            <text:p>44044</text:p>
          </table:table-cell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ttps://www.meetup.com/fr-FR/Grenoble-Adventure-Club-English-French/events/272212113/</text:p>
          </table:table-cell>
          <table:table-cell office:value-type="string">
            <text:p>https://frama.link/8fkouHUp</text:p>
          </table:table-cell>
          <table:table-cell/>
        </table:table-row>
        <table:table-row>
          <table:table-cell office:value-type="float" office:value="44045">
            <text:p>44045</text:p>
          </table:table-cell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ttps://www.meetup.com/fr-FR/Grenoble-Adventure-Club-English-French/events/272245836/</text:p>
          </table:table-cell>
          <table:table-cell office:value-type="string">
            <text:p>https://frama.link/myvV6DZ3</text:p>
          </table:table-cell>
          <table:table-cell/>
        </table:table-row>
        <table:table-row>
          <table:table-cell office:value-type="float" office:value="44051">
            <text:p>44051</text:p>
          </table:table-cell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https://www.meetup.com/fr-FR/Grenoble-Adventure-Club-English-French/events/272376076/</text:p>
          </table:table-cell>
          <table:table-cell/>
          <table:table-cell/>
        </table:table-row>
        <table:table-row>
          <table:table-cell office:value-type="float" office:value="44052">
            <text:p>44052</text:p>
          </table:table-cell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https://www.meetup.com/fr-FR/Grenoble-Adventure-Club-English-French/events/272193664/</text:p>
          </table:table-cell>
          <table:table-cell office:value-type="string">
            <text:p>https://s.42l.fr/gqJORTQH</text:p>
          </table:table-cell>
          <table:table-cell/>
        </table:table-row>
        <table:table-row>
          <table:table-cell office:value-type="float" office:value="44054">
            <text:p>44054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ttps://www.meetup.com/fr-FR/Grenoble-Adventure-Club-English-French/events/272501616/</text:p>
          </table:table-cell>
          <table:table-cell/>
          <table:table-cell/>
        </table:table-row>
        <table:table-row>
          <table:table-cell office:value-type="float" office:value="44058">
            <text:p>44058</text:p>
          </table:table-cell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https://www.meetup.com/fr-FR/Grenoble-Adventure-Club-English-French/events/272378928/</text:p>
          </table:table-cell>
          <table:table-cell/>
          <table:table-cell/>
        </table:table-row>
        <table:table-row>
          <table:table-cell office:value-type="float" office:value="44059">
            <text:p>44059</text:p>
          </table:table-cell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https://www.meetup.com/fr-FR/Grenoble-Adventure-Club-English-French/events/272512544/</text:p>
          </table:table-cell>
          <table:table-cell office:value-type="string">
            <text:p>https://s.42l.fr/b4Vurjl6</text:p>
          </table:table-cell>
          <table:table-cell/>
        </table:table-row>
        <table:table-row>
          <table:table-cell office:value-type="float" office:value="44065">
            <text:p>44065</text:p>
          </table:table-cell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ttps://www.meetup.com/fr-FR/Grenoble-Adventure-Club-English-French/events/272527871/</text:p>
          </table:table-cell>
          <table:table-cell office:value-type="string">
            <text:p>https://s.42l.fr/dCxFZnOt</text:p>
          </table:table-cell>
          <table:table-cell/>
        </table:table-row>
        <table:table-row>
          <table:table-cell office:value-type="float" office:value="44066">
            <text:p>44066</text:p>
          </table:table-cell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ttps://www.meetup.com/fr-FR/Grenoble-Adventure-Club-English-French/events/272658241/</text:p>
          </table:table-cell>
          <table:table-cell office:value-type="string">
            <text:p>https://frama.link/YwuXmVXG</text:p>
          </table:table-cell>
          <table:table-cell/>
        </table:table-row>
        <table:table-row>
          <table:table-cell office:value-type="float" office:value="44087">
            <text:p>44087</text:p>
          </table:table-cell>
          <table:table-cell office:value-type="float" office:value="9.2">
            <text:p>9.2</text:p>
          </table:table-cell>
          <table:table-cell office:value-type="float" office:value="1060">
            <text:p>1060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ttps://www.meetup.com/fr-FR/Grenoble-Adventure-Club-English-French/events/273156020/</text:p>
          </table:table-cell>
          <table:table-cell office:value-type="string">
            <text:p>https://www.visorando.com/randonnee-/3699638</text:p>
          </table:table-cell>
          <table:table-cell/>
        </table:table-row>
        <table:table-row>
          <table:table-cell office:value-type="float" office:value="44087">
            <text:p>44087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ttps://www.meetup.com/fr-FR/Grenoble-Adventure-Club-English-French/events/273156179/</text:p>
          </table:table-cell>
          <table:table-cell office:value-type="string">
            <text:p>https://www.visorando.com/randonnee-tour-du-grand-lac-de-laffrey/</text:p>
          </table:table-cell>
          <table:table-cell/>
        </table:table-row>
        <table:table-row>
          <table:table-cell office:value-type="float" office:value="44105">
            <text:p>44105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ttps://www.meetup.com/fr-FR/Grenoble-Adventure-Club-English-French/events/272937963/</text:p>
          </table:table-cell>
          <table:table-cell office:value-type="string">
            <text:p>https://frama.link/KGnwLpuQ</text:p>
          </table:table-cell>
          <table:table-cell/>
        </table:table-row>
        <table:table-row>
          <table:table-cell office:value-type="float" office:value="44115">
            <text:p>44115</text:p>
          </table:table-cell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ttps://www.meetup.com/fr-FR/Grenoble-Adventure-Club-English-French/events/273744783/</text:p>
          </table:table-cell>
          <table:table-cell office:value-type="string">
            <text:p>https://frama.link/0MwaJb99</text:p>
          </table:table-cell>
          <table:table-cell/>
        </table:table-row>
        <table:table-row>
          <table:table-cell office:value-type="float" office:value="44128">
            <text:p>44128</text:p>
          </table:table-cell>
          <table:table-cell/>
          <table:table-cell/>
          <table:table-cell/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ttps://www.meetup.com/fr-FR/Grenoble-Adventure-Club-English-French/events/272628657/</text:p>
          </table:table-cell>
          <table:table-cell/>
          <table:table-cell/>
        </table:table-row>
        <table:table-row>
          <table:table-cell office:value-type="float" office:value="44184">
            <text:p>44184</text:p>
          </table:table-cell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ttps://www.meetup.com/fr-FR/Grenoble-Adventure-Club-English-French/events/275198024/</text:p>
          </table:table-cell>
          <table:table-cell office:value-type="string">
            <text:p>Trace in comment</text:p>
          </table:table-cell>
          <table:table-cell/>
        </table:table-row>
        <table:table-row>
          <table:table-cell office:value-type="float" office:value="44190">
            <text:p>44190</text:p>
          </table:table-cell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ttps://www.meetup.com/fr-FR/Grenoble-Adventure-Club-English-French/events/275347843/</text:p>
          </table:table-cell>
          <table:table-cell/>
          <table:table-cell/>
        </table:table-row>
        <table:table-row>
          <table:table-cell office:value-type="float" office:value="44192">
            <text:p>44192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ttps://www.meetup.com/fr-FR/Grenoble-Adventure-Club-English-French/events/275376831/</text:p>
          </table:table-cell>
          <table:table-cell/>
          <table:table-cell/>
        </table:table-row>
        <table:table-row>
          <table:table-cell office:value-type="float" office:value="44205">
            <text:p>44205</text:p>
          </table:table-cell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ttps://www.meetup.com/fr-FR/Grenoble-Adventure-Club-English-French/events/275607055/</text:p>
          </table:table-cell>
          <table:table-cell office:value-type="string">
            <text:p>https://frama.link/yD_bbRhw</text:p>
          </table:table-cell>
          <table:table-cell/>
        </table:table-row>
        <table:table-row>
          <table:table-cell office:value-type="float" office:value="44206">
            <text:p>44206</text:p>
          </table:table-cell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ttps://www.meetup.com/fr-FR/Grenoble-Adventure-Club-English-French/events/275600643/</text:p>
          </table:table-cell>
          <table:table-cell office:value-type="string">
            <text:p>https://frama.link/Twod8TPZ</text:p>
          </table:table-cell>
          <table:table-cell/>
        </table:table-row>
        <table:table-row>
          <table:table-cell office:value-type="float" office:value="44233">
            <text:p>44233</text:p>
          </table:table-cell>
          <table:table-cell/>
          <table:table-cell/>
          <table:table-cell/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ttps://www.meetup.com/fr-FR/Grenoble-Adventure-Club-English-French/events/275959229/</text:p>
          </table:table-cell>
          <table:table-cell office:value-type="string">
            <text:p>https://s.42l.fr/wA-rQRtZ</text:p>
          </table:table-cell>
          <table:table-cell/>
        </table:table-row>
        <table:table-row>
          <table:table-cell office:value-type="float" office:value="44241">
            <text:p>44241</text:p>
          </table:table-cell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ttps://www.meetup.com/fr-FR/Grenoble-Adventure-Club-English-French/events/275008068/</text:p>
          </table:table-cell>
          <table:table-cell office:value-type="string">
            <text:p>https://s.42l.fr/TqWwBB03</text:p>
          </table:table-cell>
          <table:table-cell office:value-type="string">
            <text:p>https://www.alltrails.com/explore/map/mon-18-jan-2021-07-22-14553ee</text:p>
          </table:table-cell>
        </table:table-row>
        <table:table-row>
          <table:table-cell office:value-type="float" office:value="44248">
            <text:p>44248</text:p>
          </table:table-cell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ttps://www.meetup.com/fr-FR/Grenoble-Adventure-Club-English-French/events/276395387/</text:p>
          </table:table-cell>
          <table:table-cell office:value-type="string">
            <text:p>https://s.42l.fr/jmJvISz_</text:p>
          </table:table-cell>
          <table:table-cell/>
        </table:table-row>
        <table:table-row>
          <table:table-cell office:value-type="float" office:value="44254">
            <text:p>44254</text:p>
          </table:table-cell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ttps://www.meetup.com/fr-FR/Grenoble-Adventure-Club-English-French/events/276581633/</text:p>
          </table:table-cell>
          <table:table-cell office:value-type="string">
            <text:p>https://s.42l.fr/MujeHgdT</text:p>
          </table:table-cell>
          <table:table-cell/>
        </table:table-row>
        <table:table-row>
          <table:table-cell office:value-type="float" office:value="44261">
            <text:p>44261</text:p>
          </table:table-cell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ttps://www.meetup.com/fr-FR/Grenoble-Adventure-Club-English-French/events/276733284/</text:p>
          </table:table-cell>
          <table:table-cell office:value-type="string">
            <text:p>https://s.42l.fr/nS3gJIWm</text:p>
          </table:table-cell>
          <table:table-cell/>
        </table:table-row>
        <table:table-row>
          <table:table-cell office:value-type="float" office:value="44268">
            <text:p>44268</text:p>
          </table:table-cell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ttps://www.meetup.com/Grenoble-Adventure-Club-English-French/events/276803120/</text:p>
          </table:table-cell>
          <table:table-cell office:value-type="string">
            <text:p>https://s.42l.fr/I71ZHdYN</text:p>
          </table:table-cell>
          <table:table-cell/>
        </table:table-row>
        <table:table-row>
          <table:table-cell office:value-type="float" office:value="44329">
            <text:p>44329</text:p>
          </table:table-cell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</table:table-row>
        <table:table-row>
          <table:table-cell office:value-type="float" office:value="44331">
            <text:p>44331</text:p>
          </table:table-cell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</table:table-row>
        <table:table-row>
          <table:table-cell office:value-type="float" office:value="44339">
            <text:p>44339</text:p>
          </table:table-cell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</table:table-row>
        <table:table-row>
          <table:table-cell office:value-type="float" office:value="44346">
            <text:p>44346</text:p>
          </table:table-cell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</table:table-row>
        <table:table-row>
          <table:table-cell office:value-type="float" office:value="44353">
            <text:p>44353</text:p>
          </table:table-cell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</table:table-row>
        <table:table-row>
          <table:table-cell office:value-type="float" office:value="44365">
            <text:p>44365</text:p>
          </table:table-cell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comment</text:p>
          </table:table-cell>
          <table:table-cell/>
        </table:table-row>
        <table:table-row>
          <table:table-cell office:value-type="float" office:value="44366">
            <text:p>44366</text:p>
          </table:table-cell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</table:table-row>
        <table:table-row>
          <table:table-cell office:value-type="float" office:value="44368">
            <text:p>44368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StreetArt Visite.gpx</text:p>
          </table:table-cell>
          <table:table-cell/>
        </table:table-row>
        <table:table-row>
          <table:table-cell office:value-type="float" office:value="44373">
            <text:p>44373</text:p>
          </table:table-cell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</table:table-row>
        <table:table-row>
          <table:table-cell office:value-type="float" office:value="44378">
            <text:p>44378</text:p>
          </table:table-cell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</table:table-row>
        <table:table-row>
          <table:table-cell office:value-type="float" office:value="44379">
            <text:p>44379</text:p>
          </table:table-cell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</table:table-row>
        <table:table-row>
          <table:table-cell office:value-type="float" office:value="44380">
            <text:p>44380</text:p>
          </table:table-cell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</table:table-row>
        <table:table-row>
          <table:table-cell office:value-type="float" office:value="44381">
            <text:p>44381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</table:table-row>
        <table:table-row>
          <table:table-cell office:value-type="float" office:value="44379">
            <text:p>44379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ttps://www.meetup.com/Grenoble-Adventure-Club-English-French/events/279179867/</text:p>
          </table:table-cell>
          <table:table-cell office:value-type="string">
            <text:p>comment</text:p>
          </table:table-cell>
          <table:table-cell/>
        </table:table-row>
        <table:table-row>
          <table:table-cell office:value-type="float" office:value="44387">
            <text:p>44387</text:p>
          </table:table-cell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 office:value-type="string">
            <text:p>day 1</text:p>
          </table:table-cell>
        </table:table-row>
        <table:table-row>
          <table:table-cell office:value-type="float" office:value="44388">
            <text:p>44388</text:p>
          </table:table-cell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 office:value-type="string">
            <text:p>day 2</text:p>
          </table:table-cell>
        </table:table-row>
        <table:table-row>
          <table:table-cell office:value-type="float" office:value="44399">
            <text:p>44399</text:p>
          </table:table-cell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ttps://www.meetup.com/Grenoble-Adventure-Club-English-French/events/279598655/</text:p>
          </table:table-cell>
          <table:table-cell office:value-type="string">
            <text:p>comment</text:p>
          </table:table-cell>
          <table:table-cell/>
        </table:table-row>
        <table:table-row>
          <table:table-cell office:value-type="float" office:value="44401">
            <text:p>44401</text:p>
          </table:table-cell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lLzUJMY2</text:p>
          </table:table-cell>
          <table:table-cell/>
        </table:table-row>
        <table:table-row>
          <table:table-cell office:value-type="float" office:value="44409">
            <text:p>44409</text:p>
          </table:table-cell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</table:table-row>
        <table:table-row>
          <table:table-cell office:value-type="float" office:value="44415">
            <text:p>44415</text:p>
          </table:table-cell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</table:table-row>
        <table:table-row>
          <table:table-cell office:value-type="float" office:value="44416">
            <text:p>44416</text:p>
          </table:table-cell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</table:table-row>
        <table:table-row>
          <table:table-cell office:value-type="float" office:value="44420">
            <text:p>44420</text:p>
          </table:table-cell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ttps://www.meetup.com/fr-FR/Grenoble-Adventure-Club-English-French/events/280013297/</text:p>
          </table:table-cell>
          <table:table-cell office:value-type="string">
            <text:p>https://s.42l.fr/VciaZ431</text:p>
          </table:table-cell>
          <table:table-cell/>
        </table:table-row>
        <table:table-row>
          <table:table-cell office:value-type="float" office:value="44422">
            <text:p>44422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https://www.meetup.com/fr-FR/Grenoble-Adventure-Club-English-French/events/279907865/</text:p>
          </table:table-cell>
          <table:table-cell/>
          <table:table-cell/>
        </table:table-row>
        <table:table-row>
          <table:table-cell office:value-type="float" office:value="44422">
            <text:p>44422</text:p>
          </table:table-cell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ttps://www.meetup.com/fr-FR/Grenoble-Adventure-Club-English-French/events/280053697/</text:p>
          </table:table-cell>
          <table:table-cell office:value-type="string">
            <text:p>https://s.42l.fr/2Mzq-xbQ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